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Microsoft YaHei" svg:font-family="'Microsoft YaHei', arial, 'courier new', courier, 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17cm" style:rel-column-width="65535*"/>
    </style:style>
    <style:style style:name="表格1.A1" style:family="table-cell">
      <style:table-cell-properties fo:padding="0.097cm" fo:border="0.05pt solid #000000"/>
    </style:style>
    <style:style style:name="P1" style:family="paragraph" style:parent-style-name="Preformatted_20_Text">
      <style:paragraph-properties fo:margin-left="0cm" fo:margin-right="0cm" fo:line-height="100%" fo:orphans="2" fo:widows="2" fo:text-indent="0cm" style:auto-text-indent="false"/>
      <style:text-properties fo:font-variant="normal" fo:text-transform="none" fo:color="#333333" style:font-name="Helvetica Neue" fo:font-size="8.39999961853027pt" fo:letter-spacing="normal" fo:font-style="normal" fo:font-weight="normal"/>
    </style:style>
    <style:style style:name="P2" style:family="paragraph" style:parent-style-name="Preformatted_20_Text">
      <style:paragraph-properties fo:margin-top="0.212cm" fo:margin-bottom="0.212cm" loext:contextual-spacing="false" fo:line-height="100%" fo:orphans="2" fo:widows="2" fo:padding="0cm" fo:border="none"/>
      <style:text-properties fo:font-variant="normal" fo:text-transform="none" fo:color="#333333" fo:letter-spacing="normal" fo:font-weight="bold" style:font-name-asian="Microsoft YaHei" style:font-size-asian="9.60000038146973pt" style:font-style-asian="normal" style:font-weight-asian="bold" style:font-weight-complex="bold"/>
    </style:style>
    <style:style style:name="P3" style:family="paragraph" style:parent-style-name="Preformatted_20_Text">
      <style:paragraph-properties fo:margin-top="0.212cm" fo:margin-bottom="0.212cm" loext:contextual-spacing="false" fo:line-height="100%" fo:orphans="2" fo:widows="2" fo:padding="0cm" fo:border="none"/>
      <style:text-properties fo:font-variant="normal" fo:text-transform="none" fo:color="#333333" fo:letter-spacing="normal" fo:font-weight="bold" style:font-weight-asian="bold" style:font-weight-complex="bold"/>
    </style:style>
    <style:style style:name="P4" style:family="paragraph" style:parent-style-name="Preformatted_20_Text">
      <style:paragraph-properties fo:margin-top="0.212cm" fo:margin-bottom="0.212cm" loext:contextual-spacing="false" fo:line-height="100%" fo:orphans="2" fo:widows="2" fo:padding="0cm" fo:border="none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33333" style:font-name="Helvetica Neue" fo:font-size="14.3999996185303pt" fo:letter-spacing="normal" fo:font-style="normal" fo:font-weight="bold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33333" style:font-name="Helvetica Neue" fo:font-size="8.39999961853027pt" fo:letter-spacing="normal" fo:font-style="normal" fo:font-weight="normal"/>
    </style:style>
    <style:style style:name="P7" style:family="paragraph" style:parent-style-name="Table_20_Contents">
      <style:text-properties style:font-name="Helvetica Neue" fo:font-size="8.39999961853027pt" officeooo:rsid="00197a45" officeooo:paragraph-rsid="00197a45"/>
    </style:style>
    <style:style style:name="T1" style:family="text">
      <style:text-properties officeooo:rsid="00197a45"/>
    </style:style>
    <style:style style:name="T2" style:family="text">
      <style:text-properties fo:color="#800000"/>
    </style:style>
    <style:style style:name="T3" style:family="text">
      <style:text-properties style:font-name-asian="Microsoft YaHei" style:font-size-asian="9.60000038146973pt" style:font-style-asian="normal"/>
    </style:style>
    <style:style style:name="T4" style:family="text">
      <style:text-properties style:font-name-asian="Microsoft YaHei" style:font-size-asian="9.60000038146973pt" style:font-style-asian="normal" style:font-weight-asian="normal"/>
    </style:style>
    <style:style style:name="T5" style:family="text">
      <style:text-properties fo:color="#3f88bf" style:text-line-through-style="none" style:text-line-through-type="none" style:text-underline-style="none" style:text-blinking="false" style:font-name-asian="Microsoft YaHei" style:font-size-asian="9.60000038146973pt" style:font-style-asian="normal"/>
    </style:style>
    <style:style style:name="T6" style:family="text">
      <style:text-properties fo:color="#3f88bf" style:text-line-through-style="none" style:text-line-through-type="none" style:text-underline-style="none" style:text-blinking="false" style:font-name-asian="Microsoft YaHei" style:font-size-asian="9.60000038146973pt" style:font-style-asian="normal" style:font-weight-asian="normal"/>
    </style:style>
    <style:style style:name="T7" style:family="text">
      <style:text-properties fo:color="#3f88bf" style:text-line-through-style="none" style:text-line-through-type="none" style:text-underline-style="none" fo:font-weight="bold" style:text-blinking="false" style:font-name-asian="Microsoft YaHei" style:font-size-asian="9.60000038146973pt" style:font-style-asian="normal" style:font-weight-asian="bold" style:font-weight-complex="bold"/>
    </style:style>
    <style:style style:name="T8" style:family="text">
      <style:text-properties fo:font-variant="normal" fo:text-transform="none" fo:color="#333333" fo:letter-spacing="normal" style:font-name-asian="Microsoft YaHei" style:font-size-asian="9.60000038146973pt" style:font-style-asian="normal"/>
    </style:style>
    <style:style style:name="T9" style:family="text">
      <style:text-properties fo:font-variant="normal" fo:text-transform="none" fo:color="#333333" fo:letter-spacing="normal" style:font-name-asian="Microsoft YaHei" style:font-size-asian="9.60000038146973pt" style:font-style-asian="normal" style:font-weight-asian="normal"/>
    </style:style>
    <style:style style:name="T10" style:family="text">
      <style:text-properties fo:font-variant="normal" fo:text-transform="none" fo:color="#333333" fo:letter-spacing="normal" fo:font-weight="bold" style:font-name-asian="Microsoft YaHei" style:font-size-asian="9.60000038146973pt" style:font-style-asian="normal" style:font-weight-asian="bold" style:font-weight-complex="bold"/>
    </style:style>
    <style:style style:name="T11" style:family="text">
      <style:text-properties fo:font-variant="normal" fo:text-transform="none" fo:color="#333333" style:font-name="Microsoft YaHei" fo:font-size="9.60000038146973pt" fo:letter-spacing="normal" fo:font-style="normal"/>
    </style:style>
    <style:style style:name="T12" style:family="text">
      <style:text-properties fo:font-variant="normal" fo:text-transform="none" fo:color="#333333" style:font-name="Microsoft YaHei" fo:font-size="9.60000038146973pt" fo:letter-spacing="normal" fo:font-style="normal" fo:font-weight="normal"/>
    </style:style>
    <style:style style:name="T13" style:family="text">
      <style:text-properties fo:font-variant="normal" fo:text-transform="none" fo:color="#333333" style:font-name="Microsoft YaHei" fo:font-size="9.60000038146973pt" fo:letter-spacing="normal" fo:font-style="normal" fo:font-weight="bold" style:font-weight-asian="bold" style:font-weight-complex="bold"/>
    </style:style>
    <style:style style:name="T14" style:family="text">
      <style:text-properties fo:font-variant="normal" fo:text-transform="none" fo:color="#3f88bf" style:text-line-through-style="none" style:text-line-through-type="none" fo:letter-spacing="normal" style:text-underline-style="none" style:text-blinking="false" style:font-name-asian="Microsoft YaHei" style:font-size-asian="9.60000038146973pt" style:font-style-asian="normal"/>
    </style:style>
    <style:style style:name="T15" style:family="text">
      <style:text-properties fo:font-variant="normal" fo:text-transform="none" fo:color="#3f88bf" style:text-line-through-style="none" style:text-line-through-type="none" fo:letter-spacing="normal" style:text-underline-style="none" style:text-blinking="false" style:font-name-asian="Microsoft YaHei" style:font-size-asian="9.60000038146973pt" style:font-style-asian="normal" style:font-weight-asian="normal"/>
    </style:style>
    <style:style style:name="T16" style:family="text">
      <style:text-properties fo:font-variant="normal" fo:text-transform="none" fo:color="#3f88bf" style:text-line-through-style="none" style:text-line-through-type="none" fo:letter-spacing="normal" style:text-underline-style="none" fo:font-weight="bold" style:text-blinking="false" style:font-name-asian="Microsoft YaHei" style:font-size-asian="9.60000038146973pt" style:font-style-asian="normal" style:font-weight-asian="bold" style:font-weight-complex="bold"/>
    </style:style>
    <style:style style:name="T17" style:family="text">
      <style:text-properties style:font-name="Microsoft YaHei" fo:font-size="9.60000038146973pt" fo:font-style="normal"/>
    </style:style>
    <style:style style:name="T18" style:family="text">
      <style:text-properties style:font-name="Microsoft YaHei" fo:font-size="9.60000038146973pt" fo:font-style="normal" fo:font-weight="normal"/>
    </style:style>
    <style:style style:name="T19" style:family="text">
      <style:text-properties fo:font-weight="bold" style:font-name-asian="Microsoft YaHei" style:font-size-asian="9.60000038146973pt" style:font-style-asian="normal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9. Palindrome Number</text:p>
      <text:p text:style-name="P6">Determine whether an integer is a palindrome. Do this without extra space.</text:p>
      <text:p text:style-name="P6">题目要求，判断一个数字顺着读与逆着读结果一样的返回<text:span text:style-name="T1">true，不一样则返回false。</text:span></text:p>
      <text:p text:style-name="P6">并且要求不<text:span text:style-name="T2">使用额外空间</text:span>。</text:p>
      <text:p text:style-name="P6"/>
      <text:p text:style-name="P1"><text:bookmark text:name="best-content-2332455730"/><text:span text:style-name="T19">只要定义了，都会</text:span><text:a xlink:type="simple" xlink:href="https://www.baidu.com/s?wd=分配内存&amp;tn=44039180_cpr&amp;fenlei=mv6quAkxTZn0IZRqIHckPjm4nH00T1Y4ujDYm1KBnW0dmWcknjm0IAYqnWm3PW64rj0d0AP8IA3qPjfsn1bkrjKxmLKz0ZNzUjdCIZwsrBtEXh9GuA7EQhF9pywdQhPEUiqkIyN1IA-EUBtkP1m3nWbLPHRkP1bkPHmdnWcs" office:target-frame-name="_blank" xlink:show="new" text:style-name="Internet_20_link" text:visited-style-name="Visited_20_Internet_20_Link"><text:span text:style-name="T7">分配内存</text:span></text:a><text:span text:style-name="T19">空间</text:span></text:p>
      <text:p text:style-name="P2">为什么要把内存划分为静态区等四个区？</text:p>
      <text:p text:style-name="P3"><text:span text:style-name="T17">1</text:span><text:span text:style-name="T3">、栈区— <text:s text:c="2"/>由编译器自动分配释放</text:span><text:span text:style-name="T17">,</text:span><text:span text:style-name="T3">存放函数的参数值，局部变量的值等，具体方法执行结束之后，系统自动释放</text:span><text:span text:style-name="T17">JVM</text:span><text:span text:style-name="T3">内存资源</text:span></text:p>
      <text:p text:style-name="P3"><text:span text:style-name="T17">2</text:span><text:span text:style-name="T3">、堆区— <text:s text:c="3"/>一般由程序员分配释放，存放由</text:span><text:span text:style-name="T17">new</text:span><text:span text:style-name="T3">创建的对象和数组，</text:span><text:span text:style-name="T17">jvm</text:span><text:span text:style-name="T3">不定时查看这个对象，如果没有引用指向这个对象就回收</text:span></text:p>
      <text:p text:style-name="P4"><text:span text:style-name="T13">3</text:span><text:span text:style-name="T10">、静态区— <text:s text:c="2"/>存放全局变量，静态变量和</text:span><text:a xlink:type="simple" xlink:href="https://www.baidu.com/s?wd=字符串常量&amp;tn=44039180_cpr&amp;fenlei=mv6quAkxTZn0IZRqIHckPjm4nH00T1Y4ujDYm1KBnW0dmWcknjm0IAYqnWm3PW64rj0d0AP8IA3qPjfsn1bkrjKxmLKz0ZNzUjdCIZwsrBtEXh9GuA7EQhF9pywdQhPEUiqkIyN1IA-EUBtkP1m3nWbLPHRkP1bkPHmdnWcs" office:target-frame-name="_blank" xlink:show="new" text:style-name="Internet_20_link" text:visited-style-name="Visited_20_Internet_20_Link"><text:span text:style-name="T16">字符串常量</text:span></text:a><text:span text:style-name="T10">，不释放</text:span></text:p>
      <text:p text:style-name="P4"><text:span text:style-name="T13">4</text:span><text:span text:style-name="T10">、代码区— <text:s text:c="2"/>存放程序中方法的二进制代码，而且是多个对象共享一个</text:span><text:a xlink:type="simple" xlink:href="https://www.baidu.com/s?wd=代码空间&amp;tn=44039180_cpr&amp;fenlei=mv6quAkxTZn0IZRqIHckPjm4nH00T1Y4ujDYm1KBnW0dmWcknjm0IAYqnWm3PW64rj0d0AP8IA3qPjfsn1bkrjKxmLKz0ZNzUjdCIZwsrBtEXh9GuA7EQhF9pywdQhPEUiqkIyN1IA-EUBtkP1m3nWbLPHRkP1bkPHmdnWcs" office:target-frame-name="_blank" xlink:show="new" text:style-name="Internet_20_link" text:visited-style-name="Visited_20_Internet_20_Link"><text:span text:style-name="T16">代码空间</text:span></text:a><text:span text:style-name="T10">区域</text:span></text:p>
      <text:p text:style-name="P6">代码如下</text:p>
      <text:p text:style-name="P6"/>
      <table:table table:name="表格1" table:style-name="表格1">
        <table:table-column table:style-name="表格1.A"/>
        <table:table-row>
          <table:table-cell table:style-name="表格1.A1" office:value-type="string">
            <text:p text:style-name="P7">public class Solution {</text:p>
            <text:p text:style-name="P7"><text:tab/>public boolean isPalindrome(int x) {</text:p>
            <text:p text:style-name="P7"><text:tab/><text:tab/>if(x&lt;0){</text:p>
            <text:p text:style-name="P7"><text:tab/><text:tab/><text:tab/>return false;</text:p>
            <text:p text:style-name="P7"><text:tab/><text:tab/>}</text:p>
            <text:p text:style-name="P7"><text:tab/><text:tab/>if(x&lt;10){</text:p>
            <text:p text:style-name="P7"><text:tab/><text:tab/><text:tab/>return true;</text:p>
            <text:p text:style-name="P7"><text:tab/><text:tab/>}</text:p>
            <text:p text:style-name="P7"><text:tab/><text:tab/>int tmp = x;</text:p>
            <text:p text:style-name="P7"><text:tab/><text:tab/>int left = 1;</text:p>
            <text:p text:style-name="P7"><text:tab/><text:tab/>int right = 10;</text:p>
            <text:p text:style-name="P7"><text:tab/><text:tab/>while(10&lt;=tmp){</text:p>
            <text:p text:style-name="P7"><text:tab/><text:tab/><text:tab/>left = left*10;</text:p>
            <text:p text:style-name="P7"><text:tab/><text:tab/><text:tab/>tmp = tmp/10;</text:p>
            <text:p text:style-name="P7"><text:tab/><text:tab/>}</text:p>
            <text:p text:style-name="P7"><text:tab/><text:tab/>System.out.printf("%d,%d\n",left,right);</text:p>
            <text:p text:style-name="P7"><text:tab/><text:tab/>while(left&gt;=right){</text:p>
            <text:p text:style-name="P7"><text:tab/><text:tab/><text:tab/>if(x/left!=x%right){</text:p>
            <text:p text:style-name="P7"><text:tab/><text:tab/><text:tab/><text:tab/>return false;</text:p>
            <text:p text:style-name="P7"><text:tab/><text:tab/><text:tab/>}</text:p>
            <text:p text:style-name="P7"><text:tab/><text:tab/><text:tab/>x %=left;</text:p>
            <text:p text:style-name="P7"><text:tab/><text:tab/><text:tab/>x /=right;</text:p>
            <text:p text:style-name="P7"><text:tab/><text:tab/><text:tab/>left /=100;</text:p>
            <text:p text:style-name="P7"><text:tab/><text:tab/>}</text:p>
            <text:p text:style-name="P7"><text:tab/><text:tab/>return true;</text:p>
            <text:p text:style-name="P7"><text:tab/>}</text:p>
            <text:p text:style-name="P7"><text:tab/>public static void main(String args[]){</text:p>
            <text:p text:style-name="P7"><text:tab/><text:tab/>int num = -2147483648;</text:p>
            <text:p text:style-name="P7"><text:tab/><text:tab/>Solution s = new Solution();</text:p>
            <text:p text:style-name="P7"><text:tab/><text:tab/>System.out.println(s.isPalindrome(num));</text:p>
            <text:p text:style-name="P7"><text:tab/>}</text:p>
            <text:p text:style-name="P7"/>
            <text:p text:style-name="P7">}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Microsoft YaHei" svg:font-family="'Microsoft YaHei', arial, 'courier new', courier, 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3T11:33:41.878288699</meta:creation-date>
    <dc:date>2016-11-13T11:37:49.187995886</dc:date>
    <meta:editing-duration>PT4M7S</meta:editing-duration>
    <meta:editing-cycles>1</meta:editing-cycles>
    <meta:document-statistic meta:table-count="1" meta:image-count="0" meta:object-count="0" meta:page-count="1" meta:paragraph-count="43" meta:word-count="338" meta:character-count="899" meta:non-whitespace-character-count="768"/>
    <meta:generator>LibreOffice/5.1.4.2$Linux_X86_64 LibreOffice_project/10m0$Build-2</meta:generator>
  </office:meta>
</office:document-meta>
</file>